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text-properties officeooo:rsid="00162eea" officeooo:paragraph-rsid="00162eea"/>
    </style:style>
    <style:style style:name="P2" style:family="paragraph" style:parent-style-name="Standard">
      <style:text-properties fo:font-variant="normal" fo:text-transform="none" fo:color="#000000" loext:opacity="100%" style:font-name="Liberation Sans" fo:font-size="12pt" fo:letter-spacing="normal" fo:font-style="normal" fo:font-weight="normal" officeooo:rsid="00162eea" officeooo:paragraph-rsid="00162eea"/>
    </style:style>
    <style:style style:name="P3" style:family="paragraph" style:parent-style-name="Standard">
      <style:text-properties fo:color="#000000" loext:opacity="100%" style:font-name="Liberation Sans" officeooo:rsid="00162eea" officeooo:paragraph-rsid="00162eea"/>
    </style:style>
    <style:style style:name="T1" style:family="text">
      <style:text-properties officeooo:rsid="00174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ing folk vil mener</text:p>
      <text:p text:style-name="P3"/>
      <text:p text:style-name="P2">1: </text:p>
      <text:p text:style-name="P2">Hei, kunne du tatt følgende punkter fram i møte: løsningsforslager til obligene (spørringene) og praktiske oppgaver i forelesningen slik at vi at kan jobbe med det vi lærer i teorien. Takk. </text:p>
      <text:p text:style-name="P2"/>
      <text:p text:style-name="P2">2:</text:p>
      <text:p text:style-name="P2">Vise oppbygning logikk før praktisk eksempel. Litt som w3shools <text:span text:style-name="T1">der den viser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1:41:16.511909116</meta:creation-date>
    <dc:date>2023-02-23T15:28:42.003272199</dc:date>
    <meta:editing-duration>PT1H24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9" meta:character-count="292" meta:non-whitespace-character-count="246"/>
  </office:meta>
</office:document-meta>
</file>